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ec86e" officeooo:paragraph-rsid="000ec86e"/>
    </style:style>
    <style:style style:name="P2" style:family="paragraph" style:parent-style-name="Standard">
      <style:text-properties fo:language="ru" fo:country="RU" officeooo:rsid="0010bd3c" officeooo:paragraph-rsid="0010bd3c"/>
    </style:style>
    <style:style style:name="P3" style:family="paragraph" style:parent-style-name="Standard">
      <style:text-properties fo:language="ru" fo:country="RU" officeooo:rsid="000fca90" officeooo:paragraph-rsid="000fca90"/>
    </style:style>
    <style:style style:name="P4" style:family="paragraph" style:parent-style-name="Standard">
      <style:text-properties fo:language="ru" fo:country="RU" officeooo:rsid="00153a98" officeooo:paragraph-rsid="00153a98"/>
    </style:style>
    <style:style style:name="P5" style:family="paragraph" style:parent-style-name="Standard">
      <style:text-properties fo:language="ru" fo:country="RU" officeooo:rsid="001922b9" officeooo:paragraph-rsid="001922b9"/>
    </style:style>
    <style:style style:name="P6" style:family="paragraph" style:parent-style-name="Standard">
      <style:text-properties fo:language="ru" fo:country="RU" officeooo:rsid="001a6d7c" officeooo:paragraph-rsid="001a6d7c"/>
    </style:style>
    <style:style style:name="P7" style:family="paragraph" style:parent-style-name="Standard">
      <style:text-properties fo:language="ru" fo:country="RU" officeooo:rsid="00178c78" officeooo:paragraph-rsid="00178c78"/>
    </style:style>
    <style:style style:name="P8" style:family="paragraph" style:parent-style-name="Standard">
      <style:text-properties fo:language="ru" fo:country="RU" officeooo:rsid="001de24a" officeooo:paragraph-rsid="001de24a"/>
    </style:style>
    <style:style style:name="P9" style:family="paragraph" style:parent-style-name="Standard">
      <style:text-properties fo:language="ru" fo:country="RU" officeooo:rsid="001f0da6" officeooo:paragraph-rsid="001f0da6"/>
    </style:style>
    <style:style style:name="P10" style:family="paragraph" style:parent-style-name="Standard">
      <style:text-properties fo:language="ru" fo:country="RU" officeooo:rsid="00215a12" officeooo:paragraph-rsid="00215a12"/>
    </style:style>
    <style:style style:name="P11" style:family="paragraph" style:parent-style-name="Standard">
      <style:text-properties fo:language="ru" fo:country="RU" officeooo:rsid="0013731c" officeooo:paragraph-rsid="0013731c"/>
    </style:style>
    <style:style style:name="P12" style:family="paragraph" style:parent-style-name="Standard">
      <style:text-properties fo:language="ru" fo:country="RU" officeooo:rsid="0016dc41" officeooo:paragraph-rsid="0016dc41"/>
    </style:style>
    <style:style style:name="P13" style:family="paragraph" style:parent-style-name="Standard">
      <style:text-properties fo:language="ru" fo:country="RU" officeooo:rsid="0023a31e" officeooo:paragraph-rsid="0023a31e"/>
    </style:style>
    <style:style style:name="T1" style:family="text">
      <style:text-properties fo:language="en" fo:country="US" officeooo:rsid="0012a510"/>
    </style:style>
    <style:style style:name="T2" style:family="text">
      <style:text-properties officeooo:rsid="00165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-тян</text:p>
      <text:p text:style-name="P4">-кун</text:p>
      <text:p text:style-name="P12">-сенпай</text:p>
      <text:p text:style-name="P13">-сенсей</text:p>
      <text:p text:style-name="P1">Рико</text:p>
      <text:p text:style-name="P3">Гото</text:p>
      <text:p text:style-name="P11">Мидори</text:p>
      <text:p text:style-name="P10">Сапфая</text:p>
      <text:p text:style-name="P4">Косака<text:span text:style-name="T2"> Рейна</text:span></text:p>
      <text:p text:style-name="P7">Хазуки</text:p>
      <text:p text:style-name="P8">Аска</text:p>
      <text:p text:style-name="P9">Китауджи</text:p>
      <text:p text:style-name="P10">Старшая школа Сейра</text:p>
      <text:p text:style-name="P5">Что вообще происходит..?</text:p>
      <text:p text:style-name="P6">{\pos(640,64)}КО{\c&amp;H26E5EF&amp;}Н{\c&amp;HE3EF7B&amp;}E{\c&amp;H64F57A&amp;}Ц</text:p>
      <text:p text:style-name="P2">{\pos(72,59)} {\c&amp;HC2A815&amp;}Перевод с английского:\NSomething <text:span text:style-name="T1">w</text:span>ent <text:span text:style-name="T1">w</text:span>rong\N\N Источник англ. перевода:\N Glit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9</meta:editing-cycles>
    <meta:generator>LibreOffice/4.1.6.2$Windows_x86 LibreOffice_project/40ff705089295be5be0aae9b15123f687c05b0a</meta:generator>
    <dc:date>2017-04-22T09:14:59.105000000</dc:date>
    <meta:document-statistic meta:table-count="0" meta:image-count="0" meta:object-count="0" meta:page-count="1" meta:paragraph-count="16" meta:word-count="30" meta:character-count="282" meta:non-whitespace-character-count="268"/>
    <meta:user-defined meta:name="Info 1"/>
    <meta:user-defined meta:name="Info 2"/>
    <meta:user-defined meta:name="Info 3"/>
    <meta:user-defined meta:name="Info 4"/>
  </office:meta>
</office:document-meta>
</file>